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b49" officeooo:paragraph-rsid="000bcb49"/>
    </style:style>
    <style:style style:name="P2" style:family="paragraph" style:parent-style-name="Standard">
      <style:text-properties officeooo:rsid="00108e34" officeooo:paragraph-rsid="00108e34"/>
    </style:style>
    <style:style style:name="P3" style:family="paragraph" style:parent-style-name="Standard">
      <style:text-properties officeooo:rsid="0012144b" officeooo:paragraph-rsid="0012144b"/>
    </style:style>
    <style:style style:name="P4" style:family="paragraph" style:parent-style-name="Standard">
      <style:text-properties officeooo:rsid="0012a32e" officeooo:paragraph-rsid="0012a32e"/>
    </style:style>
    <style:style style:name="P5" style:family="paragraph" style:parent-style-name="Standard">
      <style:text-properties officeooo:rsid="00132494" officeooo:paragraph-rsid="00132494"/>
    </style:style>
    <style:style style:name="P6" style:family="paragraph" style:parent-style-name="Standard" style:list-style-name="L1">
      <style:text-properties officeooo:rsid="0012a32e" officeooo:paragraph-rsid="0012a32e"/>
    </style:style>
    <style:style style:name="P7" style:family="paragraph" style:parent-style-name="Standard" style:list-style-name="L2">
      <style:text-properties officeooo:rsid="0012a32e" officeooo:paragraph-rsid="0012a32e"/>
    </style:style>
    <style:style style:name="P8" style:family="paragraph" style:parent-style-name="Standard">
      <style:text-properties officeooo:rsid="0012a32e" officeooo:paragraph-rsid="0012a32e"/>
    </style:style>
    <style:style style:name="P9" style:family="paragraph" style:parent-style-name="Standard" style:list-style-name="L1">
      <style:text-properties officeooo:rsid="0013f5f6" officeooo:paragraph-rsid="0013f5f6"/>
    </style:style>
    <style:style style:name="P10" style:family="paragraph" style:parent-style-name="Standard" style:list-style-name="L2">
      <style:text-properties officeooo:rsid="0013f5f6" officeooo:paragraph-rsid="0013f5f6"/>
    </style:style>
    <style:style style:name="P11" style:family="paragraph" style:parent-style-name="Standard" style:list-style-name="L4">
      <style:text-properties officeooo:rsid="0013f5f6" officeooo:paragraph-rsid="0013f5f6"/>
    </style:style>
    <style:style style:name="P12" style:family="paragraph" style:parent-style-name="Standard" style:list-style-name="L2">
      <style:text-properties officeooo:rsid="00132494" officeooo:paragraph-rsid="00132494"/>
    </style:style>
    <style:style style:name="P13" style:family="paragraph" style:parent-style-name="Standard" style:list-style-name="L3">
      <style:text-properties officeooo:rsid="00132494" officeooo:paragraph-rsid="00132494"/>
    </style:style>
    <style:style style:name="P14" style:family="paragraph" style:parent-style-name="Standard" style:list-style-name="L4">
      <style:text-properties officeooo:rsid="00132494" officeooo:paragraph-rsid="00132494"/>
    </style:style>
    <style:style style:name="P15" style:family="paragraph" style:parent-style-name="Standard">
      <style:paragraph-properties fo:break-before="page"/>
      <style:text-properties officeooo:rsid="0012a32e" officeooo:paragraph-rsid="0012a32e"/>
    </style:style>
    <style:style style:name="T1" style:family="text">
      <style:text-properties officeooo:rsid="000eb273"/>
    </style:style>
    <style:style style:name="T2" style:family="text">
      <style:text-properties officeooo:rsid="00108e34"/>
    </style:style>
    <style:style style:name="T3" style:family="text">
      <style:text-properties officeooo:rsid="0012144b"/>
    </style:style>
    <style:style style:name="T4" style:family="text">
      <style:text-properties officeooo:rsid="0012a32e"/>
    </style:style>
    <style:style style:name="T5" style:family="text">
      <style:text-properties officeooo:rsid="00132494"/>
    </style:style>
    <style:style style:name="T6" style:family="text">
      <style:text-properties officeooo:rsid="00159434"/>
    </style:style>
    <style:style style:name="T7" style:family="text">
      <style:text-properties officeooo:rsid="00161f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ítulo: Requerimientos de ensayo dinámico</text:p>
      <text:p text:style-name="P1">Autor: Gustavo V. Diaz</text:p>
      <text:p text:style-name="P1">Fecha inicio: 05/12/2019</text:p>
      <text:p text:style-name="P1">Fecha última modificación: <text:span text:style-name="T6">12</text:span>/12/2019</text:p>
      <text:p text:style-name="P1"/>
      <text:p text:style-name="P1">Objetivo:</text:p>
      <text:p text:style-name="P1">Dejar registro de los requerimientos para el ensayo dinámico partiendo de la necesi<text:span text:style-name="T2">dad de</text:span> la balanceadora.</text:p>
      <text:p text:style-name="P1"/>
      <text:p text:style-name="P1">Necesidades de balanceadora</text:p>
      <text:p text:style-name="P1">La balanceadora necesita de los sensores (izquierdo y derecho) para <text:span text:style-name="T6">medir</text:span> <text:span text:style-name="T6">la excentricidad</text:span> que tiene los rotores recién bobinados. <text:span text:style-name="T2">Para poder interpretar sus señales se debe analizar el funcionamiento de los mismos cuando se encuentran vibrando por la excentricidad de un rotor.</text:span></text:p>
      <text:p text:style-name="P1"/>
      <text:p text:style-name="P2">Antecedentes de ensayo</text:p>
      <text:p text:style-name="P2"/>
      <text:p text:style-name="P2">En el pasado se realizaron análisis estáticos sobre dichos sensores de los cuales se puedo obtener que el comportamiento de los sensores es prácticamente el mismo cuando se encuentra desplazado (de su posición nominal) y debido a la corriente que circula respecto de una condición nominal de alimentación y posicionamiento.</text:p>
      <text:p text:style-name="P2"/>
      <text:p text:style-name="P2">Esta conclusión de los ensayos generó que las hipótesis de la cual se había partido (variación de reluctancia cuando se mueve de posición nominal) tuviese que ser deshechada e iniciar nuevamente el análisis pero en este caso partiendo de los ensayos dinámicos.</text:p>
      <text:p text:style-name="P2"/>
      <text:p text:style-name="P2">Por esta razón es que se decide encarar el ensayo dinámico con el fin de relevar el comportamiento de los sensores cuando actúan <text:span text:style-name="T3">de manera </text:span>din<text:span text:style-name="T3">á</text:span>mica.</text:p>
      <text:p text:style-name="P2"/>
      <text:p text:style-name="P3">Un punto anexo a dichos ensayos es que se pudo relevar en el comportamiento de los sensores un fenómeno que no se pudo explicar. Dicho comportamiento se relevó excitando el sensor con una señal alterna de 3kHz y 6V pico con el banco de medición de ensayos estáticos. En el mismo se pudo registrar que cuando se alimentaba el circuito y se movía el cabezal del sensor se registraba sobre la señal del sensor una señal de menor frecuencia que se correspondía, a simple vista, con la velocidad del cabezal.</text:p>
      <text:p text:style-name="P3"/>
      <text:p text:style-name="P3">Esto da un hilo para comenzar a desentrañar el comportamiento de dichos sensores en los cuales parecen entregar una señal proporcional a la velocidad del cabezal. Esto debería ser verificado tanto en continua como en alterna.</text:p>
      <text:p text:style-name="P3"/>
      <text:p text:style-name="P3">Para el caso de la continua registrar el comportamiento eléctrico mientras se encuentra vibrando el rotor por sus excentricidades a diferentes corrientes.</text:p>
      <text:p text:style-name="P3"/>
      <text:p text:style-name="P3">Para el caso de alterna registrar el comportamiento eléctrico mientra se encuentra vibrando el rotor por sus excentricidades a diferentes frecuencia.</text:p>
      <text:p text:style-name="P3"/>
      <text:p text:style-name="P3">En ambos casos el fin que tienen estos ensayos es encontrar el método por el cual se distingue de mejor manera <text:span text:style-name="T4">la señal entregada. En este caso “mejor” se evalúa por integridad de señal, dificultad de implementación y otro parámetro que surja de los ensayos planteados.</text:span></text:p>
      <text:p text:style-name="P4"/>
      <text:p text:style-name="P15">Resumen de requerimientos para ensayos</text:p>
      <text:p text:style-name="P4"/>
      <text:p text:style-name="P4">Continua</text:p>
      <text:list xml:id="list2172278395345121386" text:style-name="L1">
        <text:list-item>
          <text:p text:style-name="P6">Relevar comportamiento de sensores a distintas corrientes</text:p>
        </text:list-item>
        <text:list-item>
          <text:p text:style-name="P6">El sensor debe encontrarse vibrando con un rotor con excentricidades de manera de registrar dichas vibraciones eléctricamente</text:p>
        </text:list-item>
        <text:list-item>
          <text:p text:style-name="P6">Se debe registrar el movimiento del cabezal de manera de asociar dicho movimiento con lo registrado eléctricamente por el sensor de excentricidades.</text:p>
        </text:list-item>
        <text:list-item>
          <text:p text:style-name="P9">No solo medir la tensión del sensor de posición, agregar a las variables a medir la corriente de ex<text:span text:style-name="T7">c</text:span>itación.</text:p>
        </text:list-item>
      </text:list>
      <text:p text:style-name="P4"/>
      <text:p text:style-name="P4">Comentarios relevantes de requerimientos</text:p>
      <text:list xml:id="list8041199268715744118" text:style-name="L2">
        <text:list-item>
          <text:p text:style-name="P7">Se puede utilizar una configuración <text:span text:style-name="T5">de fuente espejo para tener disponible un buena fuente de corriente para el ensayo.</text:span></text:p>
        </text:list-item>
        <text:list-item>
          <text:p text:style-name="P12">La corriente de ensayo debería ir de 0-10 mA. Este límite se fija por limitaciones que impone el sensor a la fuente CC disponible.</text:p>
        </text:list-item>
        <text:list-item>
          <text:p text:style-name="P10">En el punto 4 del ensayo de continua se pide medir la corriente, esto sería para verificar que la misma se mantiene constante durante todo el ensayo.</text:p>
        </text:list-item>
      </text:list>
      <text:p text:style-name="P4"/>
      <text:p text:style-name="P4">Alterna</text:p>
      <text:list xml:id="list54653351423716" text:continue-list="list2172278395345121386" text:style-name="L1">
        <text:list-item text:start-value="1">
          <text:p text:style-name="P6">Relevar comportamiento de sensores a distintas frecuencias</text:p>
        </text:list-item>
        <text:list-item>
          <text:p text:style-name="P6">El sensor debe encontrarse vibrando con un rotor con excentricidades de manera de registrar dichas vibraciones eléctricamente.</text:p>
        </text:list-item>
        <text:list-item>
          <text:p text:style-name="P6">Se debe registrar el movimiento del cabezal de manera de asociar dicho movimiento con lo registrado eléctricamente por el sensor de excentricidades.</text:p>
        </text:list-item>
        <text:list-item>
          <text:p text:style-name="P9">No solo medir la tensión del sensor de posición, agregar a las variables a medir la corriente de exitación.</text:p>
        </text:list-item>
      </text:list>
      <text:p text:style-name="P4"/>
      <text:p text:style-name="P5">Comentarios relevantes de requerimientos</text:p>
      <text:list xml:id="list2051347739893480216" text:style-name="L3">
        <text:list-item>
          <text:p text:style-name="P13">Para este ensayo se tendrá en cuenta de quitar totalmente la continua con un capacitor de desacople a diferencia de los ensayos estáticos.</text:p>
        </text:list-item>
      </text:list>
      <text:p text:style-name="P5"/>
      <text:p text:style-name="P5">Requerimiento anexo de ensayo de alterna</text:p>
      <text:list xml:id="list614881363177629585" text:style-name="L4">
        <text:list-item>
          <text:p text:style-name="P14">Permitir la medición del banco con y sin capacitor de desacople.</text:p>
        </text:list-item>
        <text:list-item>
          <text:p text:style-name="P11">En el punto 4 del ensayo de continua se pide medir la corriente, esto sería para analizar como se comporta dicha señal durante el ensay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06:44:19.011067398</meta:creation-date>
    <dc:date>2019-12-12T05:46:51.600364508</dc:date>
    <meta:editing-duration>PT20M11S</meta:editing-duration>
    <meta:editing-cycles>4</meta:editing-cycles>
    <meta:generator>LibreOffice/5.1.6.2$Linux_X86_64 LibreOffice_project/10m0$Build-2</meta:generator>
    <meta:document-statistic meta:table-count="0" meta:image-count="0" meta:object-count="0" meta:page-count="2" meta:paragraph-count="37" meta:word-count="708" meta:character-count="4412" meta:non-whitespace-character-count="3755"/>
  </office:meta>
</office:document-meta>
</file>